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6616" officeooo:paragraph-rsid="000a6616"/>
    </style:style>
    <style:style style:name="P2" style:family="paragraph" style:parent-style-name="Standard">
      <style:paragraph-properties fo:text-align="center" style:justify-single-word="false"/>
      <style:text-properties officeooo:rsid="000a6616" officeooo:paragraph-rsid="000a6616"/>
    </style:style>
    <style:style style:name="P3" style:family="paragraph" style:parent-style-name="Standard">
      <style:text-properties fo:font-style="italic" officeooo:rsid="000a6616" officeooo:paragraph-rsid="000a6616" style:font-style-asian="italic" style:font-style-complex="italic"/>
    </style:style>
    <style:style style:name="P4" style:family="paragraph" style:parent-style-name="Standard">
      <style:text-properties officeooo:rsid="000b98d6" officeooo:paragraph-rsid="000b98d6"/>
    </style:style>
    <style:style style:name="P5" style:family="paragraph" style:parent-style-name="Standard">
      <style:text-properties officeooo:rsid="000b98d6" officeooo:paragraph-rsid="000e57d6"/>
    </style:style>
    <style:style style:name="P6" style:family="paragraph" style:parent-style-name="Standard">
      <style:text-properties officeooo:rsid="000d3905" officeooo:paragraph-rsid="000d3905"/>
    </style:style>
    <style:style style:name="P7" style:family="paragraph" style:parent-style-name="Standard">
      <style:text-properties officeooo:rsid="000e57d6" officeooo:paragraph-rsid="000b98d6"/>
    </style:style>
    <style:style style:name="P8" style:family="paragraph" style:parent-style-name="Standard">
      <style:text-properties officeooo:rsid="000e57d6" officeooo:paragraph-rsid="000e57d6"/>
    </style:style>
    <style:style style:name="P9" style:family="paragraph" style:parent-style-name="Standard">
      <style:text-properties officeooo:rsid="000d3905" officeooo:paragraph-rsid="000e57d6"/>
    </style:style>
    <style:style style:name="P10" style:family="paragraph" style:parent-style-name="Heading_20_3">
      <style:paragraph-properties fo:break-before="page"/>
    </style:style>
    <style:style style:name="T1" style:family="text">
      <style:text-properties officeooo:rsid="000ad832"/>
    </style:style>
    <style:style style:name="T2" style:family="text">
      <style:text-properties officeooo:rsid="000d3905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tar Zen Ladders</text:p>
      <text:p text:style-name="P2">by Sven Nilsen, 2021</text:p>
      <text:p text:style-name="P1"/>
      <text:p text:style-name="P3">In this paper I introduce a list of sets which satisfy Zen language levels.</text:p>
      <text:p text:style-name="P1"/>
      <text:p text:style-name="P1">In the paper “Zen Languages”<text:span text:style-name="T4"><text:reference-ref text:reference-format="text" text:ref-name="zen languages">[1]</text:reference-ref></text:span>, I introduced a simple domain specific language that resembles the philosophy of Zen<text:span text:style-name="T4"><text:reference-ref text:reference-format="text" text:ref-name="zen">[2]</text:reference-ref></text:span>. However, this definition does not allow a formal mathematical object. In order to support formal mathematical objects <text:span text:style-name="T1">one needs something which satisfies Zen language levels.</text:span></text:p>
      <text:p text:style-name="P1"/>
      <text:p text:style-name="P1">An Avatar Zen Ladder is a list of sets of the following property:</text:p>
      <text:p text:style-name="P1"/>
      <text:p text:style-name="P1"><text:tab/>azl(s : set, x : [set]) = ∀ i len(x)-1 { x[i+1] ∈ x[i] } ∧ (x[0] ∈ pow^len(x)(s))</text:p>
      <text:p text:style-name="P1"/>
      <text:p text:style-name="P1"><text:tab/><text:span text:style-name="T2">x : [azl(s)] true<text:tab/>`x` is an Avatar Zen Ladder of `s`</text:span></text:p>
      <text:p text:style-name="P1"/>
      <text:p text:style-name="P8">Here, `pow` is the power set operator<text:span text:style-name="T4"><text:reference-ref text:reference-format="text" text:ref-name="power set">[3]</text:reference-ref></text:span>.</text:p>
      <text:p text:style-name="P1"/>
      <text:p text:style-name="P1">The name `azl` is an abbreviation for `avatar_zen_ladder`.</text:p>
      <text:p text:style-name="P1"/>
      <text:p text:style-name="P4">Avatar Zen Ladders satisfy Zen language levels and makes <text:span text:style-name="T2">them</text:span> more intuitive. The length of the list is the Zen level and the list is a sequence of sets where each successor is a member of the predecessor.</text:p>
      <text:p text:style-name="P4"/>
      <text:p text:style-name="P4">The name “avatar” comes from Avatar Extensions<text:span text:style-name="T4"><text:reference-ref text:reference-format="text" text:ref-name="avatar extensions">[4]</text:reference-ref></text:span>, due to the wrapping of successive sets.</text:p>
      <text:p text:style-name="P6">The name “ladder” comes from the story of Jacob’s ladder<text:span text:style-name="T4"><text:reference-ref text:reference-format="text" text:ref-name="jacob's ladder">[5]</text:reference-ref></text:span>.</text:p>
      <text:p text:style-name="P4"/>
      <text:p text:style-name="P5">The set `s` is used to generate a higher power set which <text:span text:style-name="T2">functions as a “context”.</text:span></text:p>
      <text:p text:style-name="P9">Since the higher power set takes up a lot of space, one can use `s` instead, for reasoning about it.</text:p>
      <text:h text:style-name="P10" text:outline-level="3">References:</text:h>
      <text:p text:style-name="P7"/>
      <text:p text:style-name="P8"><text:reference-mark-start text:name="zen languages"/>[1]<text:reference-mark-end text:name="zen languages"/><text:tab/>“Zen Languages”</text:p>
      <text:p text:style-name="P8"><text:tab/>Sven Nilsen, 2021</text:p>
      <text:p text:style-name="P8"><text:tab/><text:a xlink:type="simple" xlink:href="https://github.com/advancedresearch/path_semantics/blob/master/papers-wip2/zen-languages.pdf" text:style-name="Internet_20_link" text:visited-style-name="Visited_20_Internet_20_Link"><text:span text:style-name="T3">https://github.com/advancedresearch/path_semantics/blob/master/papers-wip2/zen-languages.pdf</text:span></text:a></text:p>
      <text:p text:style-name="P8"/>
      <text:p text:style-name="P8"><text:reference-mark-start text:name="zen"/>[2]<text:reference-mark-end text:name="zen"/><text:tab/>“Zen”</text:p>
      <text:p text:style-name="P8"><text:tab/>Wikipedia</text:p>
      <text:p text:style-name="P8"><text:tab/><text:a xlink:type="simple" xlink:href="https://en.wikipedia.org/wiki/Zen" text:style-name="Internet_20_link" text:visited-style-name="Visited_20_Internet_20_Link"><text:span text:style-name="T3">https://en.wikipedia.org/wiki/Zen</text:span></text:a></text:p>
      <text:p text:style-name="P8"/>
      <text:p text:style-name="P8"><text:reference-mark-start text:name="power set"/>[3]<text:reference-mark-end text:name="power set"/><text:tab/>“Power set”</text:p>
      <text:p text:style-name="P8"><text:tab/>Wikipedia</text:p>
      <text:p text:style-name="P8"><text:tab/><text:a xlink:type="simple" xlink:href="https://en.wikipedia.org/wiki/Power_set" text:style-name="Internet_20_link" text:visited-style-name="Visited_20_Internet_20_Link"><text:span text:style-name="T3">https://en.wikipedia.org/wiki/Power_set</text:span></text:a></text:p>
      <text:p text:style-name="P8"/>
      <text:p text:style-name="P8"><text:reference-mark-start text:name="avatar extensions"/>[4]<text:reference-mark-end text:name="avatar extensions"/><text:tab/>“Avatar Extensions”</text:p>
      <text:p text:style-name="P8"><text:tab/>AdvancedResearch – Summary page on Avatar Extensions</text:p>
      <text:p text:style-name="P8"><text:tab/><text:a xlink:type="simple" xlink:href="https://advancedresearch.github.io/avatar-extensions/summary.html" text:style-name="Internet_20_link" text:visited-style-name="Visited_20_Internet_20_Link"><text:span text:style-name="T3">https://advancedresearch.github.io/avatar-extensions/summary.html</text:span></text:a></text:p>
      <text:p text:style-name="P8"/>
      <text:p text:style-name="P8"><text:reference-mark-start text:name="jacob's ladder"/>[5]<text:reference-mark-end text:name="jacob's ladder"/><text:tab/>“Jacob’s ladder”</text:p>
      <text:p text:style-name="P8"><text:tab/>Wikipedia</text:p>
      <text:p text:style-name="P8"><text:tab/><text:a xlink:type="simple" xlink:href="https://en.wikipedia.org/wiki/Jacob's_Ladder" text:style-name="Internet_20_link" text:visited-style-name="Visited_20_Internet_20_Link"><text:span text:style-name="T3">https://en.wikipedia.org/wiki/Jacob's_Ladder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4T15:47:05.657571000</meta:creation-date>
    <dc:date>2021-10-04T22:53:16.004171000</dc:date>
    <meta:editing-duration>PT3M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0" meta:word-count="253" meta:character-count="1720" meta:non-whitespace-character-count="1484"/>
  </office:meta>
</office:document-meta>
</file>